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automatic-styles>
    <style:style style:name="P1" style:family="paragraph" style:parent-style-name="Standard">
      <style:text-properties officeooo:rsid="000e398b" officeooo:paragraph-rsid="000e398b"/>
    </style:style>
    <style:style style:name="P2" style:family="paragraph" style:parent-style-name="Standard">
      <style:text-properties officeooo:paragraph-rsid="000e398b"/>
    </style:style>
    <style:style style:name="P3" style:family="paragraph" style:parent-style-name="Standard">
      <style:text-properties officeooo:paragraph-rsid="000f0b9a"/>
    </style:style>
    <style:style style:name="P4" style:family="paragraph" style:parent-style-name="Standard" style:list-style-name="L6">
      <style:text-properties officeooo:paragraph-rsid="000f0b9a"/>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text-properties fo:font-weight="bold" style:font-weight-asian="bold" style:font-weight-complex="bold"/>
    </style:style>
    <style:style style:name="T1" style:family="text">
      <style:text-properties officeooo:rsid="000e398b"/>
    </style:style>
    <style:style style:name="T2" style:family="text">
      <style:text-properties fo:font-size="18pt" officeooo:rsid="000e398b" style:font-size-asian="18pt" style:font-size-complex="18pt"/>
    </style:style>
    <style:style style:name="T3" style:family="text">
      <style:text-properties fo:font-variant="normal" fo:text-transform="none" fo:color="#f0f6fc" loext:opacity="100%" style:font-name="apple-system" fo:font-size="12pt" fo:letter-spacing="normal" fo:font-style="normal" fo:font-weight="normal"/>
    </style:style>
    <style:style style:name="T4" style:family="text">
      <style:text-properties fo:font-variant="normal" fo:text-transform="none" fo:color="#f0f6fc" loext:opacity="100%" style:font-name="var fontStack-monospace" fo:font-size="9.75pt" fo:letter-spacing="normal" fo:font-style="normal" fo:font-weight="normal" loext:padding="0cm" loext:border="none"/>
    </style:style>
    <style:style style:name="T5" style:family="text">
      <style:text-properties fo:font-variant="normal" fo:text-transform="none" fo:color="#f0f6fc" loext:opacity="100%" fo:letter-spacing="normal"/>
    </style:style>
    <style:style style:name="T6" style:family="text">
      <style:text-properties fo:font-variant="normal" fo:text-transform="none" fo:color="#c9211e" loext:opacity="100%" style:font-name="apple-system" fo:font-size="12pt" fo:letter-spacing="normal" fo:font-style="normal" fo:font-weight="normal"/>
    </style:style>
    <style:style style:name="T7" style:family="text">
      <style:text-properties fo:font-variant="normal" fo:text-transform="none" fo:color="#c9211e" loext:opacity="100%" style:font-name="var fontStack-monospace" fo:font-size="9.75pt" fo:letter-spacing="normal" fo:font-style="normal" fo:font-weight="normal" loext:padding="0cm" loext:border="none"/>
    </style:style>
    <style:style style:name="T8" style:family="text">
      <style:text-properties fo:font-variant="normal" fo:text-transform="none" fo:color="#c9211e" loext:opacity="100%" fo:letter-spacing="normal"/>
    </style:style>
    <style:style style:name="T9" style:family="text">
      <style:text-properties fo:font-variant="normal" fo:text-transform="none" fo:color="#000000" loext:opacity="100%" style:font-name="apple-system" fo:font-size="12pt" fo:letter-spacing="normal" fo:font-style="normal" fo:font-weight="normal"/>
    </style:style>
    <style:style style:name="T10" style:family="text">
      <style:text-properties fo:font-variant="normal" fo:text-transform="none" fo:color="#000000" loext:opacity="100%" style:font-name="var fontStack-monospace" fo:font-size="9.75pt" fo:letter-spacing="normal" fo:font-style="normal" fo:font-weight="normal" loext:padding="0cm" loext:border="none"/>
    </style:style>
    <style:style style:name="T11" style:family="text">
      <style:text-properties fo:font-variant="normal" fo:text-transform="none" fo:color="#000000" loext:opacity="100%" fo:letter-spacing="normal"/>
    </style:style>
    <style:style style:name="T12" style:family="text">
      <style:text-properties fo:font-variant="normal" fo:text-transform="none" fo:color="#000000" loext:opacity="100%" style:font-name="Liberation Serif" fo:font-size="12pt" fo:letter-spacing="normal" fo:font-style="normal" fo:font-weight="normal"/>
    </style:style>
    <style:style style:name="T13" style:family="text">
      <style:text-properties fo:font-variant="normal" fo:text-transform="none" fo:color="#000000" loext:opacity="100%" style:font-name="Liberation Serif" fo:font-size="12pt" fo:letter-spacing="normal" fo:font-style="normal" fo:font-weight="normal" loext:padding="0cm" loext:border="none"/>
    </style:style>
    <style:style style:name="T14" style:family="text">
      <style:text-properties fo:font-variant="normal" fo:text-transform="none" fo:color="#000000" loext:opacity="100%" style:font-name="Liberation Serif" fo:font-size="9.75pt" fo:letter-spacing="normal" fo:font-style="normal" fo:font-weight="normal" loext:padding="0cm" loext:border="none"/>
    </style:style>
    <style:style style:name="T15" style:family="text">
      <style:text-properties fo:font-variant="normal" fo:text-transform="none" fo:color="#000000" loext:opacity="100%" style:font-name="Liberation Serif" fo:font-size="9.75pt" fo:letter-spacing="normal" fo:font-style="normal" fo:font-weight="normal" fo:background-color="#ffff00" loext:char-shading-value="0" loext:padding="0cm" loext:border="none"/>
    </style:style>
    <style:style style:name="T16" style:family="text">
      <style:text-properties fo:font-variant="normal" fo:text-transform="none" fo:color="#000000" loext:opacity="100%" style:font-name="Liberation Serif" fo:font-size="9.75pt" fo:letter-spacing="normal" fo:font-style="normal" fo:font-weight="normal" fo:background-color="#ffff00" loext:char-shading-value="0" loext:padding="0cm" loext:border="none"/>
    </style:style>
    <style:style style:name="T17" style:family="text">
      <style:text-properties fo:font-variant="normal" fo:text-transform="none" fo:color="#000000" loext:opacity="100%" style:font-name="Liberation Serif" fo:letter-spacing="normal"/>
    </style:style>
    <style:style style:name="T18" style:family="text">
      <style:text-properties fo:font-variant="normal" fo:text-transform="none" fo:color="#000000" loext:opacity="100%" fo:font-size="9.75pt" fo:letter-spacing="normal" fo:font-style="normal" fo:font-weight="normal" loext:padding="0cm" loext:border="none"/>
    </style:style>
    <style:style style:name="T19" style:family="text">
      <style:text-properties fo:color="#c9211e" loext:opacity="100%"/>
    </style:style>
    <style:style style:name="T20" style:family="text">
      <style:text-properties fo:color="#c9211e" loext:opacity="100%" officeooo:rsid="000e398b"/>
    </style:style>
    <style:style style:name="T21" style:family="text">
      <style:text-properties fo:color="#000000" loext:opacity="100%"/>
    </style:style>
    <style:style style:name="T22" style:family="text">
      <style:text-properties fo:color="#000000" loext:opacity="100%" officeooo:rsid="000e398b"/>
    </style:style>
    <style:style style:name="T23" style:family="text">
      <style:text-properties fo:color="#000000" loext:opacity="100%" officeooo:rsid="000f0b9a"/>
    </style:style>
    <style:style style:name="T24" style:family="text">
      <style:text-properties fo:color="#000000" loext:opacity="100%" officeooo:rsid="000f0b9a" fo:background-color="#ffff00" loext:char-shading-value="0"/>
    </style:style>
    <style:style style:name="T25" style:family="text">
      <style:text-properties fo:color="#000000" loext:opacity="100%" officeooo:rsid="000f0b9a" fo:background-color="#ffff00" loext:char-shading-value="0"/>
    </style:style>
    <style:style style:name="T26" style:family="text">
      <style:text-properties fo:color="#000000" loext:opacity="100%" fo:font-weight="bold" officeooo:rsid="000f0b9a" style:font-weight-asian="bold" style:font-weight-complex="bold"/>
    </style:style>
    <style:style style:name="T27" style:family="text">
      <style:text-properties fo:color="#000000" loext:opacity="100%" officeooo:rsid="0011948e"/>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57"/><text:span text:style-name="T2">Magic Layout Tool:</text:span></text:p>
      <text:p text:style-name="Standard"/>
      <text:p text:style-name="P1">1. To select whole layout, click “S”.</text:p>
      <text:p text:style-name="P1">2. To <text:s/>place the layout at the centre of the window, press “V”.</text:p>
      <text:p text:style-name="P2"><text:span text:style-name="T1">3. </text:span>To see a particular portion in a zoom view, press S to select a particular portion and then press Z, to zoom on that particular portion</text:p>
      <text:p text:style-name="P2"><text:span text:style-name="T1">4. </text:span>Now, if we want to know about the particular layer in the layout, follow the below steps:</text:p>
      <text:p text:style-name="P2"><text:tab/>• Select the particular portion or layer about which you want to know. </text:p>
      <text:p text:style-name="P2"><text:tab/>• Then, in the tkcon window, run the command “what” </text:p>
      <text:p text:style-name="P2"><text:tab/>• Then, you will get description about that particular layer in the tkcon window </text:p>
      <text:p text:style-name="P2"><text:span text:style-name="T1">5</text:span><text:span text:style-name="T22">. </text:span><text:span text:style-name="T12">Thus, the first step in magic layout tool is to create a bounding box with a width of 1.38 (3 x</text:span></text:p>
      <text:p text:style-name="P2"><text:span text:style-name="T12"><text:s text:c="4"/>width(unithd)) and height of 2.72. This can be done by using command </text:span></text:p>
      <text:p text:style-name="P2"><text:span text:style-name="Source_20_Text"><text:span text:style-name="T14"><text:s text:c="5"/></text:span></text:span><text:span text:style-name="Source_20_Text"><text:span text:style-name="T16">property FIXED_BBOX {0 0 138 272}</text:span></text:span><text:span text:style-name="Source_20_Text"><text:span text:style-name="T14"> </text:span></text:span><text:span text:style-name="T12">in magic tkcon window</text:span><text:span text:style-name="T21"> </text:span></text:p>
      <text:p text:style-name="P3"><text:span text:style-name="T23">6. </text:span><text:span text:style-name="T21">The syntax to define a bounding box property is:</text:span></text:p>
      <text:p text:style-name="P3"><text:span text:style-name="T23"><text:tab/></text:span><text:span text:style-name="T25">property FIXED_BBOX {x1 y1 x2 y2}</text:span></text:p>
      <text:list xml:id="list3476687368" text:style-name="L6">
        <text:list-item>
          <text:p text:style-name="P4"><text:span text:style-name="Strong_20_Emphasis"><text:span text:style-name="Source_20_Text"><text:span text:style-name="T23">x1</text:span></text:span></text:span><text:span text:style-name="T23">: X-coordinate of the lower-left corner.</text:span></text:p>
        </text:list-item>
      </text:list>
      <text:list xml:id="list2239611111" text:style-name="L2">
        <text:list-item>
          <text:p text:style-name="P5"><text:span text:style-name="Strong_20_Emphasis"><text:span text:style-name="Source_20_Text">y1</text:span></text:span>: Y-coordinate of the lower-left corner.</text:p>
        </text:list-item>
      </text:list>
      <text:list xml:id="list3382220724" text:style-name="L3">
        <text:list-item>
          <text:p text:style-name="P6"><text:span text:style-name="Strong_20_Emphasis"><text:span text:style-name="Source_20_Text">x2</text:span></text:span>: X-coordinate of the upper-right corner.</text:p>
        </text:list-item>
      </text:list>
      <text:list xml:id="list3647523141" text:style-name="L4">
        <text:list-item>
          <text:p text:style-name="P7"><text:span text:style-name="Strong_20_Emphasis"><text:span text:style-name="Source_20_Text">y2</text:span></text:span>: Y-coordinate of the upper-right corner. </text:p>
        </text:list-item>
      </text:list>
      <text:p text:style-name="Text_20_body"><text:span text:style-name="T23"/></text:p>
      <text:p text:style-name="Text_20_body"><text:span text:style-name="T26">Bounding Box: </text:span><text:span text:style-name="T23">A bounding box is a rectangular region that encompasses a set of objects or points in a two-dimensional (2D) or three-dimensional (3D) space. It is defined by the minimum and maximum coordinates of the points it contains. In the context of electronic design automation (EDA) and layout design, particularly in tools like Magic, a bounding box is used to specify the spatial limits of a design or layout cell.</text:span></text:p>
      <text:p text:style-name="P8"><text:span text:style-name="T23">Key Characteristics:</text:span></text:p>
      <text:p text:style-name="P8"><text:span text:style-name="T23">1. Coordinates:</text:span></text:p>
      <text:p text:style-name="Text_20_body"><text:span text:style-name="T23"><text:s text:c="3"/></text:span><text:span text:style-name="T26">- Defined by two corners:</text:span></text:p>
      <text:p text:style-name="Text_20_body"><text:span text:style-name="T23"><text:s text:c="5"/>- Lower Left Corner (LLX, LLY): The coordinates of the bottom-left corner of the rectangle.</text:span></text:p>
      <text:p text:style-name="Text_20_body"><text:span text:style-name="T23"><text:s text:c="5"/>- Upper Right Corner (URX, URY): The coordinates of the top-right corner of the rectangle.</text:span></text:p>
      <text:p text:style-name="P8"><text:span text:style-name="T23">2. Dimensions:</text:span></text:p>
      <text:p text:style-name="Text_20_body"><text:span text:style-name="T23"><text:s text:c="3"/>-</text:span><text:span text:style-name="T26"> Width: </text:span><text:span text:style-name="T23">The horizontal extent of the bounding box, calculated as {URX} - {LLX}.</text:span></text:p>
      <text:p text:style-name="Text_20_body"><text:span text:style-name="T23"><text:s text:c="3"/>- </text:span><text:span text:style-name="T26">Height: </text:span><text:span text:style-name="T23">The vertical extent of the bounding box, calculated as {URY} – {LLY}.</text:span></text:p>
      <text:p text:style-name="Text_20_body"><text:span text:style-name="T23"><text:s text:c="3"/>- </text:span><text:span text:style-name="T26">Area: </text:span><text:span text:style-name="T23">The total area covered by the bounding box, calculated as </text:span><text:span text:style-name="T27">{</text:span><text:span text:style-name="T23">Width}</text:span><text:span text:style-name="T27">X</text:span><text:span text:style-name="T23">{Height}.</text:span></text:p>
      <text:p text:style-name="Text_20_body"><text:span text:style-name="T2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29T16:47:25.081000000</meta:creation-date>
    <dc:date>2024-10-31T07:38:16.675000000</dc:date>
    <meta:editing-duration>P1DT13H38M48S</meta:editing-duration>
    <meta:editing-cycles>1</meta:editing-cycles>
    <meta:document-statistic meta:table-count="0" meta:image-count="0" meta:object-count="0" meta:page-count="1" meta:paragraph-count="27" meta:word-count="345" meta:character-count="2045" meta:non-whitespace-character-count="1631"/>
    <meta:generator>LibreOffice/7.3.3.2$Windows_x86 LibreOffice_project/d1d0ea68f081ee2800a922cac8f79445e4603348</meta:generator>
  </office:meta>
</office:document-meta>
</file>